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f613" officeooo:paragraph-rsid="001ef613"/>
    </style:style>
    <style:style style:name="P2" style:family="paragraph" style:parent-style-name="Standard">
      <style:text-properties fo:font-size="15pt" officeooo:rsid="001f9c2c" officeooo:paragraph-rsid="001f9c2c" style:font-size-asian="13.1000003814697pt" style:font-size-complex="15pt"/>
    </style:style>
    <style:style style:name="P3" style:family="paragraph" style:parent-style-name="Standard">
      <style:text-properties officeooo:rsid="001ef613" officeooo:paragraph-rsid="001ef613"/>
    </style:style>
    <style:style style:name="P4" style:family="paragraph" style:parent-style-name="Standard">
      <style:text-properties fo:font-size="15pt" officeooo:rsid="001f9c2c" officeooo:paragraph-rsid="002067c2" style:font-size-asian="13.1000003814697pt" style:font-size-complex="15pt"/>
    </style:style>
    <style:style style:name="P5" style:family="paragraph" style:parent-style-name="Standard">
      <style:text-properties fo:font-size="15pt" officeooo:rsid="002120dd" officeooo:paragraph-rsid="002120dd" style:font-size-asian="13.1000003814697pt" style:font-size-complex="15pt"/>
    </style:style>
    <style:style style:name="P6" style:family="paragraph" style:parent-style-name="Standard">
      <style:text-properties fo:font-size="15pt" officeooo:rsid="002315fb" officeooo:paragraph-rsid="002315fb" style:font-size-asian="13.1000003814697pt" style:font-size-complex="15pt"/>
    </style:style>
    <style:style style:name="P7" style:family="paragraph" style:parent-style-name="Standard">
      <style:text-properties fo:font-size="15pt" officeooo:rsid="0040ec56" officeooo:paragraph-rsid="0040ec56" style:font-size-asian="13.1000003814697pt" style:font-size-complex="15pt"/>
    </style:style>
    <style:style style:name="P8" style:family="paragraph" style:parent-style-name="Standard">
      <style:text-properties fo:font-size="11pt" officeooo:rsid="001f9c2c" officeooo:paragraph-rsid="001f9c2c" style:font-size-asian="9.60000038146973pt" style:font-size-complex="11pt"/>
    </style:style>
    <style:style style:name="P9" style:family="paragraph" style:parent-style-name="Standard">
      <style:text-properties fo:font-size="11pt" officeooo:rsid="001f9c2c" officeooo:paragraph-rsid="002120dd" style:font-size-asian="9.60000038146973pt" style:font-size-complex="11pt"/>
    </style:style>
    <style:style style:name="P10" style:family="paragraph" style:parent-style-name="Standard">
      <style:text-properties fo:font-size="11pt" officeooo:rsid="001f9c2c" officeooo:paragraph-rsid="00376d41" style:font-size-asian="9.60000038146973pt" style:font-size-complex="11pt"/>
    </style:style>
    <style:style style:name="P11" style:family="paragraph" style:parent-style-name="Standard">
      <style:text-properties fo:font-size="11pt" officeooo:rsid="002315fb" officeooo:paragraph-rsid="002315fb" style:font-size-asian="9.60000038146973pt" style:font-size-complex="11pt"/>
    </style:style>
    <style:style style:name="P12" style:family="paragraph" style:parent-style-name="Standard">
      <style:text-properties fo:font-size="11pt" officeooo:rsid="002315fb" officeooo:paragraph-rsid="00242b2b" style:font-size-asian="9.60000038146973pt" style:font-size-complex="11pt"/>
    </style:style>
    <style:style style:name="P13" style:family="paragraph" style:parent-style-name="Standard">
      <style:text-properties fo:font-size="11pt" officeooo:rsid="002315fb" officeooo:paragraph-rsid="002536e1" style:font-size-asian="9.60000038146973pt" style:font-size-complex="11pt"/>
    </style:style>
    <style:style style:name="P14" style:family="paragraph" style:parent-style-name="Standard">
      <style:text-properties fo:font-size="11pt" officeooo:rsid="002315fb" officeooo:paragraph-rsid="00297c36" style:font-size-asian="9.60000038146973pt" style:font-size-complex="11pt"/>
    </style:style>
    <style:style style:name="P15" style:family="paragraph" style:parent-style-name="Standard">
      <style:text-properties fo:font-size="11pt" officeooo:rsid="002315fb" officeooo:paragraph-rsid="002b4c2a" style:font-size-asian="9.60000038146973pt" style:font-size-complex="11pt"/>
    </style:style>
    <style:style style:name="P16" style:family="paragraph" style:parent-style-name="Standard">
      <style:text-properties fo:font-size="11pt" officeooo:rsid="002315fb" officeooo:paragraph-rsid="002c5d46" style:font-size-asian="9.60000038146973pt" style:font-size-complex="11pt"/>
    </style:style>
    <style:style style:name="P17" style:family="paragraph" style:parent-style-name="Standard">
      <style:text-properties fo:font-size="11pt" officeooo:rsid="002315fb" officeooo:paragraph-rsid="0041bfd7" style:font-size-asian="9.60000038146973pt" style:font-size-complex="11pt"/>
    </style:style>
    <style:style style:name="P18" style:family="paragraph" style:parent-style-name="Standard">
      <style:text-properties fo:font-size="11pt" officeooo:rsid="00464160" officeooo:paragraph-rsid="00464160" style:font-size-asian="9.60000038146973pt" style:font-size-complex="11pt"/>
    </style:style>
    <style:style style:name="P19" style:family="paragraph" style:parent-style-name="Standard">
      <style:text-properties fo:font-size="11pt" officeooo:rsid="002120dd" officeooo:paragraph-rsid="002120dd" style:font-size-asian="11pt" style:font-size-complex="11pt"/>
    </style:style>
    <style:style style:name="P20" style:family="paragraph" style:parent-style-name="Standard">
      <style:text-properties fo:font-size="11pt" officeooo:rsid="0039b200" officeooo:paragraph-rsid="0039b200" style:font-size-asian="11pt" style:font-size-complex="11pt"/>
    </style:style>
    <style:style style:name="P21" style:family="paragraph" style:parent-style-name="Standard">
      <style:text-properties fo:font-size="11pt" officeooo:rsid="0039b200" officeooo:paragraph-rsid="0040ec56" style:font-size-asian="11pt" style:font-size-complex="11pt"/>
    </style:style>
    <style:style style:name="P22" style:family="paragraph" style:parent-style-name="Standard">
      <style:text-properties fo:font-size="13pt" officeooo:rsid="002315fb" officeooo:paragraph-rsid="002315fb" style:font-size-asian="11.3500003814697pt" style:font-size-complex="13pt"/>
    </style:style>
    <style:style style:name="P23" style:family="paragraph" style:parent-style-name="Standard">
      <style:text-properties fo:font-size="13pt" officeooo:rsid="002315fb" officeooo:paragraph-rsid="00242b2b" style:font-size-asian="11.3500003814697pt" style:font-size-complex="13pt"/>
    </style:style>
    <style:style style:name="P24" style:family="paragraph" style:parent-style-name="Standard">
      <style:text-properties fo:font-size="13pt" officeooo:rsid="002315fb" officeooo:paragraph-rsid="002536e1" style:font-size-asian="11.3500003814697pt" style:font-size-complex="13pt"/>
    </style:style>
    <style:style style:name="P25" style:family="paragraph" style:parent-style-name="Standard">
      <style:text-properties fo:font-size="13pt" officeooo:rsid="00297c36" officeooo:paragraph-rsid="00297c36" style:font-size-asian="11.3500003814697pt" style:font-size-complex="13pt"/>
    </style:style>
    <style:style style:name="P26" style:family="paragraph" style:parent-style-name="Standard">
      <style:text-properties fo:font-size="13pt" officeooo:rsid="002b4c2a" officeooo:paragraph-rsid="002b4c2a" style:font-size-asian="11.3500003814697pt" style:font-size-complex="13pt"/>
    </style:style>
    <style:style style:name="P27" style:family="paragraph" style:parent-style-name="Standard">
      <style:text-properties fo:font-size="13pt" officeooo:rsid="002b4c2a" officeooo:paragraph-rsid="002c5d46" style:font-size-asian="11.3500003814697pt" style:font-size-complex="13pt"/>
    </style:style>
    <style:style style:name="P28" style:family="paragraph" style:parent-style-name="Standard">
      <style:text-properties fo:font-size="20pt" officeooo:rsid="001ef613" officeooo:paragraph-rsid="001ef613" style:font-size-asian="20pt" style:font-size-complex="20pt"/>
    </style:style>
    <style:style style:name="T1" style:family="text">
      <style:text-properties officeooo:rsid="002067c2"/>
    </style:style>
    <style:style style:name="T2" style:family="text">
      <style:text-properties officeooo:rsid="002120dd"/>
    </style:style>
    <style:style style:name="T3" style:family="text">
      <style:text-properties officeooo:rsid="00242b2b"/>
    </style:style>
    <style:style style:name="T4" style:family="text">
      <style:text-properties officeooo:rsid="002536e1"/>
    </style:style>
    <style:style style:name="T5" style:family="text">
      <style:text-properties officeooo:rsid="00263ca6"/>
    </style:style>
    <style:style style:name="T6" style:family="text">
      <style:text-properties officeooo:rsid="002745af"/>
    </style:style>
    <style:style style:name="T7" style:family="text">
      <style:text-properties officeooo:rsid="002748d6"/>
    </style:style>
    <style:style style:name="T8" style:family="text">
      <style:text-properties officeooo:rsid="0027c917"/>
    </style:style>
    <style:style style:name="T9" style:family="text">
      <style:text-properties officeooo:rsid="00297c36"/>
    </style:style>
    <style:style style:name="T10" style:family="text">
      <style:text-properties officeooo:rsid="002b4c2a"/>
    </style:style>
    <style:style style:name="T11" style:family="text">
      <style:text-properties officeooo:rsid="002c5d46"/>
    </style:style>
    <style:style style:name="T12" style:family="text">
      <style:text-properties officeooo:rsid="002e4232"/>
    </style:style>
    <style:style style:name="T13" style:family="text">
      <style:text-properties officeooo:rsid="002f9574"/>
    </style:style>
    <style:style style:name="T14" style:family="text">
      <style:text-properties officeooo:rsid="00311276"/>
    </style:style>
    <style:style style:name="T15" style:family="text">
      <style:text-properties officeooo:rsid="0032997b"/>
    </style:style>
    <style:style style:name="T16" style:family="text">
      <style:text-properties officeooo:rsid="00376d41"/>
    </style:style>
    <style:style style:name="T17" style:family="text">
      <style:text-properties officeooo:rsid="0038165b"/>
    </style:style>
    <style:style style:name="T18" style:family="text">
      <style:text-properties officeooo:rsid="003aab40"/>
    </style:style>
    <style:style style:name="T19" style:family="text">
      <style:text-properties officeooo:rsid="003c016d"/>
    </style:style>
    <style:style style:name="T20" style:family="text">
      <style:text-properties officeooo:rsid="003de580"/>
    </style:style>
    <style:style style:name="T21" style:family="text">
      <style:text-properties officeooo:rsid="003f6065"/>
    </style:style>
    <style:style style:name="T22" style:family="text">
      <style:text-properties officeooo:rsid="003fcb30"/>
    </style:style>
    <style:style style:name="T23" style:family="text">
      <style:text-properties officeooo:rsid="0040ec56"/>
    </style:style>
    <style:style style:name="T24" style:family="text">
      <style:text-properties officeooo:rsid="0041bfd7"/>
    </style:style>
    <style:style style:name="T25" style:family="text">
      <style:text-properties officeooo:rsid="00483fab"/>
    </style:style>
    <style:style style:name="T26" style:family="text">
      <style:text-properties officeooo:rsid="0048c6f2"/>
    </style:style>
    <style:style style:name="T27" style:family="text">
      <style:text-properties officeooo:rsid="00498efe"/>
    </style:style>
    <style:style style:name="T28" style:family="text">
      <style:text-properties officeooo:rsid="004b248c"/>
    </style:style>
    <style:style style:name="T29" style:family="text">
      <style:text-properties officeooo:rsid="004c17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ay<text:span text:style-name="T20">P</text:span>al Report</text:p>
      <text:p text:style-name="P1"/>
      <text:p text:style-name="P5">General statement <text:span text:style-name="T7">and self reflection</text:span></text:p>
      <text:p text:style-name="P19">API is consistent with RESTful design constraints. The specifications outlined in the plan have mostly been kept the same as with the final result. Certain changes had to be made due to lack of consideration as to certain features, such as the amount that was being refunded. The largest difficulty in designing the API was in determining the appropriate amount of work that needs to be put into it as would be valid for this project, certain allowances had to be made, for example the credit card taken doesn’t actually get shown to third parties, <text:span text:style-name="T6">and there are no confirmation emails as would be in an actual purchase. </text:span></text:p>
      <text:p text:style-name="P19"/>
      <text:p text:style-name="P20">All <text:span text:style-name="T18">transactions are still recorded and logged into the system for later reading. </text:span><text:span text:style-name="T27">Database is well managed and data for relational data is kept protected to prevent possible cascades of data loss. </text:span><text:span text:style-name="T28">Additional features, such as a function to auto remove incomplete transactions after a certain amount of time, haven’t been implemented. </text:span><text:span text:style-name="T29">For simplicity the transactions and users aren’t connected by foreign keys, instead the transactions maintain a user_id variable, in which guest users are represented as -1.</text:span></text:p>
      <text:p text:style-name="P1"/>
      <text:p text:style-name="P7">Testing</text:p>
      <text:p text:style-name="P21">All <text:span text:style-name="T23">Testing was performed using django’s own unit testing framework, </text:span><text:span text:style-name="T29">this significantly reduced the amount of work needed and </text:span></text:p>
      <text:p text:style-name="P21"/>
      <text:p text:style-name="P4"><text:span text:style-name="T1">A</text:span>ccount User</text:p>
      <text:p text:style-name="P9">User selects a flight, details of flights order, <text:span text:style-name="T2">and then that is </text:span><text:span text:style-name="T16">send via createTransaction</text:span><text:span text:style-name="T2">, the users details are then taken from the database rather than them having to input them</text:span></text:p>
      <text:p text:style-name="P2"/>
      <text:p text:style-name="P2">Non-account User</text:p>
      <text:p text:style-name="P10">User selects a flight, details of flights order, <text:span text:style-name="T2">and then that is </text:span><text:span text:style-name="T16">send via createTransaction, </text:span><text:span text:style-name="T17">then the user inputs their details, e.g., email, card details.</text:span></text:p>
      <text:p text:style-name="P8"/>
      <text:p text:style-name="P8"/>
      <text:p text:style-name="P6">API Functions</text:p>
      <text:p text:style-name="P18">List of available API requests that <text:span text:style-name="T26">the API will listen too</text:span>. All return appropriate error message<text:span text:style-name="T25">s</text:span> to help a user diagnose issues with their inputs.</text:p>
      <text:p text:style-name="P18"/>
      <text:p text:style-name="P22"><text:span text:style-name="T15">c</text:span>reateTransaction</text:p>
      <text:p text:style-name="P11">P<text:span text:style-name="T24">OST</text:span> request, creates transaction object and returns said object</text:p>
      <text:p text:style-name="P11"/>
      <text:p text:style-name="P22"><text:span text:style-name="T15">g</text:span>etTransaction</text:p>
      <text:p text:style-name="P11">GET request, returns transaction of specified ID number.</text:p>
      <text:p text:style-name="P11"/>
      <text:p text:style-name="P22"><text:span text:style-name="T14">g</text:span>etUserTransaction<text:span text:style-name="T14">s</text:span></text:p>
      <text:p text:style-name="P11">GET request, returns transaction<text:span text:style-name="T3">s</text:span> of specified <text:span text:style-name="T3">user</text:span>.</text:p>
      <text:p text:style-name="P11"/>
      <text:p text:style-name="P23"><text:span text:style-name="T14">g</text:span>etUser<text:span text:style-name="T3">Details</text:span></text:p>
      <text:p text:style-name="P12">GET request, returns <text:span text:style-name="T3">user with specific email and password, also returns cards and their billing address</text:span></text:p>
      <text:p text:style-name="P12"/>
      <text:p text:style-name="P24"><text:span text:style-name="T13">g</text:span>et<text:span text:style-name="T4">Email</text:span>Transaction</text:p>
      <text:p text:style-name="P13">GET request, returns transaction<text:span text:style-name="T3">s</text:span> of specified <text:span text:style-name="T5">email, </text:span><text:span text:style-name="T8">main work around for not implementing an email sending function</text:span>.</text:p>
      <text:p text:style-name="P13"/>
      <text:p text:style-name="P25">makePayment</text:p>
      <text:p text:style-name="P17">P<text:span text:style-name="T24">OST</text:span> request, <text:span text:style-name="T9">receives the card details and billing address for the transaction, marks said transaction as complete.</text:span></text:p>
      <text:p text:style-name="P14"/>
      <text:p text:style-name="P26"><text:soft-page-break/>refundTransaction</text:p>
      <text:p text:style-name="P17">P<text:span text:style-name="T24">OST</text:span> request, <text:span text:style-name="T9">receives the </text:span><text:span text:style-name="T10">transaction ID and the amount to be refunded, returns the updated transaction record. </text:span><text:span text:style-name="T19">External companies are responsible for enforcing their refunds, under normal circumstances a company would be contacted by a user then they would send the refund request. </text:span><text:span text:style-name="T20">System logs the data and time of requests, as with </text:span><text:span text:style-name="T21">P</text:span><text:span text:style-name="T20">ayPal itself, a </text:span><text:span text:style-name="T22">transaction</text:span><text:span text:style-name="T20"> can only be refunded once.</text:span></text:p>
      <text:p text:style-name="P15"/>
      <text:p text:style-name="P27"><text:span text:style-name="T11">cancel</text:span>Transaction</text:p>
      <text:p text:style-name="P16">Post request, <text:span text:style-name="T9">receives the </text:span><text:span text:style-name="T10">transaction ID, returns </text:span><text:span text:style-name="T12">confirmation of dele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8:56:57.230691407</meta:creation-date>
    <dc:date>2023-05-03T16:06:05.570167197</dc:date>
    <meta:editing-duration>PT2H23M15S</meta:editing-duration>
    <meta:editing-cycles>41</meta:editing-cycles>
    <meta:generator>LibreOffice/7.3.7.2$Linux_X86_64 LibreOffice_project/30$Build-2</meta:generator>
    <meta:document-statistic meta:table-count="0" meta:image-count="0" meta:object-count="0" meta:page-count="2" meta:paragraph-count="28" meta:word-count="454" meta:character-count="2942" meta:non-whitespace-character-count="2514"/>
  </office:meta>
</office:document-meta>
</file>